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607cm" style:rel-column-width="13905*"/>
    </style:style>
    <style:style style:name="Table1.B" style:family="table-column">
      <style:table-column-properties style:column-width="7.726cm" style:rel-column-width="29782*"/>
    </style:style>
    <style:style style:name="Table1.C" style:family="table-column">
      <style:table-column-properties style:column-width="5.667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f6928" officeooo:paragraph-rsid="000f6928"/>
    </style:style>
    <style:style style:name="P2" style:family="paragraph" style:parent-style-name="Text_20_body">
      <style:text-properties officeooo:rsid="00107b67" officeooo:paragraph-rsid="00107b67"/>
    </style:style>
    <style:style style:name="P3" style:family="paragraph" style:parent-style-name="Text_20_body">
      <style:text-properties officeooo:rsid="00114aa7" officeooo:paragraph-rsid="00114aa7"/>
    </style:style>
    <style:style style:name="P4" style:family="paragraph" style:parent-style-name="Subtitle">
      <style:text-properties officeooo:rsid="000f6928" officeooo:paragraph-rsid="000f6928"/>
    </style:style>
    <style:style style:name="P5" style:family="paragraph" style:parent-style-name="Title">
      <style:text-properties officeooo:rsid="000f6928" officeooo:paragraph-rsid="000f6928"/>
    </style:style>
    <style:style style:name="P6" style:family="paragraph" style:parent-style-name="Table_20_Contents">
      <style:text-properties officeooo:rsid="00107b67" officeooo:paragraph-rsid="00107b67"/>
    </style:style>
    <style:style style:name="P7" style:family="paragraph" style:parent-style-name="Table_20_Contents">
      <style:text-properties officeooo:rsid="00114aa7" officeooo:paragraph-rsid="00114aa7"/>
    </style:style>
    <style:style style:name="P8" style:family="paragraph" style:parent-style-name="code_21_">
      <style:text-properties style:font-name="Ubuntu Mono"/>
    </style:style>
    <style:style style:name="P9" style:family="paragraph" style:parent-style-name="Heading_20_1">
      <style:text-properties officeooo:rsid="000f6928" officeooo:paragraph-rsid="000f6928"/>
    </style:style>
    <style:style style:name="P10" style:family="paragraph" style:parent-style-name="Heading_20_1">
      <style:text-properties officeooo:rsid="00107b67" officeooo:paragraph-rsid="00107b67"/>
    </style:style>
    <style:style style:name="P11" style:family="paragraph" style:parent-style-name="Heading_20_3">
      <style:text-properties officeooo:rsid="000f6928" officeooo:paragraph-rsid="000f6928"/>
    </style:style>
    <style:style style:name="P12" style:family="paragraph" style:parent-style-name="Heading_20_3">
      <style:paragraph-properties fo:break-before="page"/>
      <style:text-properties officeooo:rsid="00107b67" officeooo:paragraph-rsid="00107b67"/>
    </style:style>
    <style:style style:name="T1" style:family="text">
      <style:text-properties officeooo:rsid="00107b67"/>
    </style:style>
    <style:style style:name="T2" style:family="text">
      <style:text-properties officeooo:rsid="00149a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ser Design</text:p>
      <text:p text:style-name="P4">Draft 1</text:p>
      <text:p text:style-name="P1"/>
      <text:h text:style-name="P9" text:outline-level="1">End User:</text:h>
      <text:p text:style-name="P1">The end user of my OS will mainly be interacting with applications that are running on top of my Kernal, however as the developer of the OS I can dictate how applications in my OS are presented, provide a number of OS level tools (program launcher, process manager), and provide a number of 'builtin' users space applications like a time application and a notes application. </text:p>
      <text:p text:style-name="P1"/>
      <text:p text:style-name="P1">The end user will have access to three contexts (or 'screens') they will be accessed by ctrl + 1, ctrl + 2, and ctrl + 3. There may also be other ways of navigating between these screens based upon user tests.</text:p>
      <text:p text:style-name="P1"/>
      <text:h text:style-name="P11" text:outline-level="3">Screen 1: The application screen</text:h>
      <text:p text:style-name="P1">Following is an example 'screen shot' of the application screen with some example applications running</text:p>
      <text:p text:style-name="P8"/>
      <text:p text:style-name="P8">Joe Bloggs <text:s text:c="26"/>12:24</text:p>
      <text:p text:style-name="P8">***********004****-PONG-****014********* <text:s text:c="18"/>Notes</text:p>
      <text:p text:style-name="P8">* <text:s text:c="37"/>* <text:s text:c="9"/>|</text:p>
      <text:p text:style-name="P8">* <text:s text:c="37"/>* <text:s text:c="9"/>| <text:span text:style-name="T1">Shopping list</text:span></text:p>
      <text:p text:style-name="P8">* <text:s/># <text:s text:c="15"/>00 <text:s text:c="16"/>* <text:s text:c="9"/>| - <text:span text:style-name="T1">Eggs 12</text:span></text:p>
      <text:p text:style-name="P8">* <text:s/># <text:s text:c="15"/>00 <text:s text:c="16"/>* <text:s text:c="9"/>| - <text:span text:style-name="T1">milk 2 Pints</text:span></text:p>
      <text:p text:style-name="P8">* <text:s/># <text:s text:c="34"/>* <text:s text:c="9"/><text:span text:style-name="T1">| - bread (kingsmill)</text:span></text:p>
      <text:p text:style-name="P8">* <text:s text:c="34"/># <text:s/>* <text:s text:c="9"/><text:span text:style-name="T1">|</text:span></text:p>
      <text:p text:style-name="P8">* <text:s text:c="34"/># <text:s/>* <text:s text:c="9"/><text:span text:style-name="T1">|</text:span></text:p>
      <text:p text:style-name="P8">* <text:s text:c="34"/># <text:s/>* <text:s text:c="9"/><text:span text:style-name="T1">|</text:span></text:p>
      <text:p text:style-name="P8">****************************************</text:p>
      <text:p text:style-name="P8"/>
      <text:p text:style-name="Text_20_body">As you can s<text:span text:style-name="T1">ee in this example window, the user has 4 applications running, each occupying a non overlapping portion of the screen, the applications are:</text:span></text:p>
      <text:p text:style-name="P2">Name : a simple app to show your username in the top left corner</text:p>
      <text:p text:style-name="P2">Time : a time keeping app which shows the current time in the top centre of the screen</text:p>
      <text:p text:style-name="P2">Notes : an app where users can write notes to themselves on the right of the screen</text:p>
      <text:p text:style-name="P2">Pong : a simple 'tennis' game on the left of the screen.</text:p>
      <text:p text:style-name="P2"/>
      <text:h text:style-name="P12" text:outline-level="3">Screen 2: Process managent</text:h>
      <text:p text:style-name="P2">On this screen there will be a list of all current proceses running on the computers, they will be odered by max or min value based upon one or more of the represented pieces of information (PID, memory, processor load), there will be available commands for killing, pausing and seeing each process in more detail.</text:p>
      <text:p text:style-name="P2"/>
      <text:h text:style-name="Heading_20_3" text:outline-level="3">Screen 3: application launching</text:h>
      <text:p text:style-name="P2">On this screen users will be able to launch applications and list available applications.</text:p>
      <text:p text:style-name="P2"/>
      <text:h text:style-name="P10" text:outline-level="1">Application Programmer:</text:h>
      <text:p text:style-name="P2">The application programmers are another class of 'users' for my OS, they have to be provided with a number of system calls to help them: gain access to resources, cooperate with other processes and fit in with the workflow of the OS.</text:p>
      <text:p text:style-name="P2">The primary DIFFERENCE between an ordinary C program and a C Program that can be executed on my OS, is that programs on my OS MUST make a system call requesting a space on the application screen BEFORE any I/O. They must accept that if they space they requested is already occupied, the application may not be allowed to run.</text:p>
      <text:p text:style-name="P2">Here is a list of the system calls I can currently come up with and a proposed prototype for each function:</text:p>
      <table:table table:name="Table1" table:style-name="Table1">
        <table:table-column table:style-name="Table1.A"/>
        <table:table-column table:style-name="Table1.B"/>
        <table:table-column table:style-name="Table1.C"/>
        <table:table-row>
          <table:table-cell table:style-name="Table1.A1" office:value-type="string">
            <text:p text:style-name="P6">Name</text:p>
          </table:table-cell>
          <table:table-cell table:style-name="Table1.A1" office:value-type="string">
            <text:p text:style-name="P6">Action</text:p>
          </table:table-cell>
          <table:table-cell table:style-name="Table1.C1" office:value-type="string">
            <text:p text:style-name="P6">Prototype</text:p>
          </table:table-cell>
        </table:table-row>
        <table:table-row>
          <table:table-cell table:style-name="Table1.A2" office:value-type="string">
            <text:p text:style-name="Table_20_Contents"><text:span text:style-name="T1">Screen </text:span>request</text:p>
          </table:table-cell>
          <table:table-cell table:style-name="Table1.A2" office:value-type="string">
            <text:p text:style-name="P6">Requests and reserves a portion of the application screen as the 'stdio' of this application</text:p>
          </table:table-cell>
          <table:table-cell table:style-name="Table1.C2" office:value-type="string">
            <text:p text:style-name="P6">request_screen(int posx, int posy, int sizex, int sizey);</text:p>
          </table:table-cell>
        </table:table-row>
        <table:table-row>
          <table:table-cell table:style-name="Table1.A2" office:value-type="string">
            <text:p text:style-name="P7">Screen map</text:p>
          </table:table-cell>
          <table:table-cell table:style-name="Table1.A2" office:value-type="string">
            <text:p text:style-name="P7">Get a bitmap of the current screen allocation, this allows applications to check for space on the screen before requesting screen space</text:p>
          </table:table-cell>
          <table:table-cell table:style-name="Table1.C2" office:value-type="string">
            <text:p text:style-name="P7">bool[][] get_allocation()</text:p>
          </table:table-cell>
        </table:table-row>
        <table:table-row>
          <table:table-cell table:style-name="Table1.A2" office:value-type="string">
            <text:p text:style-name="P7">Relinquish control</text:p>
          </table:table-cell>
          <table:table-cell table:style-name="Table1.A2" office:value-type="string">
            <text:p text:style-name="P7">Tell the Kernal that this application is finished doing things for now, and that it can be rescheduled later.</text:p>
            <text:p text:style-name="P7">Timeout is the length of time this application wants to be ignored for:</text:p>
            <text:p text:style-name="P7">&gt; 0 is the time in ms</text:p>
            <text:p text:style-name="P7">= 0 means that it wants to be scheduled again asap</text:p>
            <text:p text:style-name="P7"><text:s/>&lt; 0 means that it never wants to be scheduled again, effectively pausting this application indefinately.</text:p>
          </table:table-cell>
          <table:table-cell table:style-name="Table1.C2" office:value-type="string">
            <text:p text:style-name="P7">finishes(int timeout);</text:p>
          </table:table-cell>
        </table:table-row>
        <table:table-row>
          <table:table-cell table:style-name="Table1.A2" office:value-type="string">
            <text:p text:style-name="P7">Wake application</text:p>
          </table:table-cell>
          <table:table-cell table:style-name="Table1.A2" office:value-type="string">
            <text:p text:style-name="P7">Tell the kernal that it should now reschedule <text:soft-page-break/>an application, this will wipe any timeout set by 'relinquish control' including infinite timeouts:</text:p>
            <text:p text:style-name="P7">PID: the process id of the application that should be woken.</text:p>
          </table:table-cell>
          <table:table-cell table:style-name="Table1.C2" office:value-type="string">
            <text:p text:style-name="P7">wake(int PID);</text:p>
          </table:table-cell>
        </table:table-row>
      </table:table>
      <text:p text:style-name="P3">This list of system calls is in no way complete, and it will be discused in more detail in my system desig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de_21_" style:display-name="code!" style:family="paragraph" style:parent-style-name="Text_20_body">
      <style:paragraph-properties fo:margin-top="0cm" fo:margin-bottom="0cm" style:contextual-spacing="false" fo:line-height="100%"/>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eta:initial-creator>
    <meta:creation-date>2014-09-23T12:36:21.288392154</meta:creation-date>
    <dc:date>2014-09-23T13:40:25.081666617</dc:date>
    <dc:creator>Michael </dc:creator>
    <meta:editing-duration>PT12M42S</meta:editing-duration>
    <meta:editing-cycles>5</meta:editing-cycles>
    <meta:generator>LibreOffice/4.2.6.3$Linux_X86_64 LibreOffice_project/420m0$Build-3</meta:generator>
    <meta:document-statistic meta:table-count="1" meta:image-count="0" meta:object-count="0" meta:page-count="3" meta:paragraph-count="52" meta:word-count="655" meta:character-count="4048" meta:non-whitespace-character-count="3049"/>
  </office:meta>
</office:document-meta>
</file>